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break-before="auto" fo:break-after="auto" fo:padding="0in" fo:border="none" fo:keep-with-next="auto"/>
    </style:style>
    <style:style style:name="P8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NG/Filip:</text:span></text:p>
      <text:p text:style-name="P2"/>
      <text:p text:style-name="P1"><text:span text:style-name="T1">- AllowedActions:</text:span></text:p>
      <text:p text:style-name="P4">- <text:span text:style-name="T1">Issue meaning? 'Issue a new/extra card'</text:span></text:p>
      <text:p text:style-name="P1">- Authorization level:</text:p>
      <text:p text:style-name="P1"><text:tab/>- What should I implement here? (e.g. level: 1/2/3/etc.)</text:p>
      <text:p text:style-name="P1"><text:span text:style-name="T1">- Objects </text:span></text:p>
      <text:p text:style-name="P4"><text:span text:style-name="T1">- Card:</text:span></text:p>
      <text:p text:style-name="P5">- <text:span text:style-name="T1">Status: welke zijn er mogelijk? (active, inactive, blocked, expired)</text:span></text:p>
      <text:p text:style-name="P1"/>
      <text:list xml:id="list3941292352" text:style-name="WWNum1">
        <text:list-item>
          <text:p text:style-name="P6">Interfaces:</text:p>
          <text:list>
            <text:list-item>
              <text:p text:style-name="P7">Verify: moet ik dit zelf bouwen of verwijzen naar iets externs?</text:p>
            </text:list-item>
            <text:list-item>
              <text:p text:style-name="P7">Authorise: moet ik dit zelf bouwen of verwijzen naar iets externs?</text:p>
            </text:list-item>
            <text:list-item>
              <text:p text:style-name="P7">Relatie tussen *ProcessID* en processID en welke functie heeft het?</text:p>
            </text:list-item>
          </text:list>
        </text:list-item>
        <text:list-item>
          <text:p text:style-name="P8">Klopt dit: ik heb een endpoint, die doet een call naar een externe service (mock) en wacht op authorisation (van de mock)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96" meta:character-count="568" meta:non-whitespace-character-count="488"/>
    <meta:generator>LibreOfficeDev/6.0.5.2$Linux_X86_64 LibreOffice_project/</meta:generator>
  </office:meta>
</office:document-meta>
</file>